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9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on des tâches</text:p>
          </table:table-cell>
          <table:table-cell office:value-type="string" calcext:value-type="string">
            <text:p>Ordre de priorité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tre en place le lancé de dé et l’avancement du pion en fonction de la valeur obten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e le visuel du plateau de jeu, sans influence des ca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tre en place le passage des tours, gérer les tours de j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voir comprendre qu’un pion est arrivé au bout du plateau et afficher un message de victo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tre en place le choix de la couleur du p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tre en place la configuration du personnage (choix de filière, de la provenance …) et personnalisation de l’avatar.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0:04:58.812307117</meta:creation-date>
    <dc:date>2023-09-25T10:12:19.445383915</dc:date>
    <meta:editing-duration>PT7M21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